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5783in" svg:y="0.2272in">
            <draw:object draw:notify-on-update-of-ranges="Sheet1.E2:Sheet1.E91 Sheet1.F2:Sheet1.F9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/F:I/F:x/F:y/F:z/F:B/F:B_I0_T0/F:B_I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7.986" calcext:value-type="float">
            <text:p>17.98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30" calcext:value-type="float">
            <text:p>230</text:p>
          </table:table-cell>
          <table:table-cell office:value-type="float" office:value="17.161" calcext:value-type="float">
            <text:p>17.16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17.211" calcext:value-type="float">
            <text:p>17.21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17.29" calcext:value-type="float">
            <text:p>17.2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24" calcext:value-type="float">
            <text:p>224</text:p>
          </table:table-cell>
          <table:table-cell office:value-type="float" office:value="17.374" calcext:value-type="float">
            <text:p>17.37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7.41" calcext:value-type="float">
            <text:p>17.4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17.476" calcext:value-type="float">
            <text:p>17.47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18" calcext:value-type="float">
            <text:p>218</text:p>
          </table:table-cell>
          <table:table-cell office:value-type="float" office:value="17.545" calcext:value-type="float">
            <text:p>17.54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16" calcext:value-type="float">
            <text:p>216</text:p>
          </table:table-cell>
          <table:table-cell office:value-type="float" office:value="17.587" calcext:value-type="float">
            <text:p>17.58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14" calcext:value-type="float">
            <text:p>214</text:p>
          </table:table-cell>
          <table:table-cell office:value-type="float" office:value="17.634" calcext:value-type="float">
            <text:p>17.63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7.67" calcext:value-type="float">
            <text:p>17.6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17.708" calcext:value-type="float">
            <text:p>17.70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7.756" calcext:value-type="float">
            <text:p>17.75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02" calcext:value-type="float">
            <text:p>202</text:p>
          </table:table-cell>
          <table:table-cell office:value-type="float" office:value="17.823" calcext:value-type="float">
            <text:p>17.82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17.836" calcext:value-type="float">
            <text:p>17.83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98" calcext:value-type="float">
            <text:p>198</text:p>
          </table:table-cell>
          <table:table-cell office:value-type="float" office:value="17.855" calcext:value-type="float">
            <text:p>17.85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7.863" calcext:value-type="float">
            <text:p>17.86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7.882" calcext:value-type="float">
            <text:p>17.8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float" office:value="17.89" calcext:value-type="float">
            <text:p>17.8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17.91" calcext:value-type="float">
            <text:p>17.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17.92" calcext:value-type="float">
            <text:p>17.9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86" calcext:value-type="float">
            <text:p>186</text:p>
          </table:table-cell>
          <table:table-cell office:value-type="float" office:value="17.93" calcext:value-type="float">
            <text:p>17.9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office:value-type="float" office:value="17.935" calcext:value-type="float">
            <text:p>17.93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float" office:value="17.942" calcext:value-type="float">
            <text:p>17.94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7.95" calcext:value-type="float">
            <text:p>17.9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17.956" calcext:value-type="float">
            <text:p>17.95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76" calcext:value-type="float">
            <text:p>176</text:p>
          </table:table-cell>
          <table:table-cell office:value-type="float" office:value="17.96" calcext:value-type="float">
            <text:p>17.9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7.964" calcext:value-type="float">
            <text:p>17.96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17.967" calcext:value-type="float">
            <text:p>17.96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float" office:value="17.973" calcext:value-type="float">
            <text:p>17.97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68" calcext:value-type="float">
            <text:p>168</text:p>
          </table:table-cell>
          <table:table-cell office:value-type="float" office:value="17.975" calcext:value-type="float">
            <text:p>17.97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17.978" calcext:value-type="float">
            <text:p>17.97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17.981" calcext:value-type="float">
            <text:p>17.98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7.987" calcext:value-type="float">
            <text:p>17.98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17.984" calcext:value-type="float">
            <text:p>17.984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17.982" calcext:value-type="float">
            <text:p>17.9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7.982" calcext:value-type="float">
            <text:p>17.9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7.982" calcext:value-type="float">
            <text:p>17.9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7.981" calcext:value-type="float">
            <text:p>17.98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7.982" calcext:value-type="float">
            <text:p>17.9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7.986" calcext:value-type="float">
            <text:p>17.98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.989" calcext:value-type="float">
            <text:p>17.98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7.99" calcext:value-type="float">
            <text:p>17.9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7.989" calcext:value-type="float">
            <text:p>17.98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7.992" calcext:value-type="float">
            <text:p>17.99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7.979" calcext:value-type="float">
            <text:p>17.97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7.978" calcext:value-type="float">
            <text:p>17.978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7.986" calcext:value-type="float">
            <text:p>17.98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7.99" calcext:value-type="float">
            <text:p>17.9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7.989" calcext:value-type="float">
            <text:p>17.98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7.99" calcext:value-type="float">
            <text:p>17.9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7.993" calcext:value-type="float">
            <text:p>17.99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17.995" calcext:value-type="float">
            <text:p>17.995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7.993" calcext:value-type="float">
            <text:p>17.99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51" calcext:value-type="float">
            <text:p>23.15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7.99" calcext:value-type="float">
            <text:p>17.99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7.987" calcext:value-type="float">
            <text:p>17.98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7.982" calcext:value-type="float">
            <text:p>17.982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7.983" calcext:value-type="float">
            <text:p>17.983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7.977" calcext:value-type="float">
            <text:p>17.977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7.971" calcext:value-type="float">
            <text:p>17.971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7.966" calcext:value-type="float">
            <text:p>17.96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7.96" calcext:value-type="float">
            <text:p>17.96</text:p>
          </table:table-cell>
          <table:table-cell table:number-columns-repeated="2"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48" calcext:value-type="float">
            <text:p>23.248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7.96" calcext:value-type="float">
            <text:p>17.96</text:p>
          </table:table-cell>
          <table:table-cell table:number-columns-repeated="2" office:value-type="float" office:value="-0.012" calcext:value-type="float">
            <text:p>-0.012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/F:I/F:x/F:y/F:z/F:B/F:B_I0_T0/F:B_I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7.994" calcext:value-type="float">
            <text:p>17.99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30" calcext:value-type="float">
            <text:p>230</text:p>
          </table:table-cell>
          <table:table-cell office:value-type="float" office:value="16.75" calcext:value-type="float">
            <text:p>16.7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16.898" calcext:value-type="float">
            <text:p>16.89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16.904" calcext:value-type="float">
            <text:p>16.90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24" calcext:value-type="float">
            <text:p>224</text:p>
          </table:table-cell>
          <table:table-cell office:value-type="float" office:value="17.027" calcext:value-type="float">
            <text:p>17.02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7.115" calcext:value-type="float">
            <text:p>17.11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17.15" calcext:value-type="float">
            <text:p>17.1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8" calcext:value-type="float">
            <text:p>218</text:p>
          </table:table-cell>
          <table:table-cell office:value-type="float" office:value="17.218" calcext:value-type="float">
            <text:p>17.21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6" calcext:value-type="float">
            <text:p>216</text:p>
          </table:table-cell>
          <table:table-cell office:value-type="float" office:value="17.275" calcext:value-type="float">
            <text:p>17.27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4" calcext:value-type="float">
            <text:p>214</text:p>
          </table:table-cell>
          <table:table-cell office:value-type="float" office:value="17.334" calcext:value-type="float">
            <text:p>17.33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7.401" calcext:value-type="float">
            <text:p>17.40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17.453" calcext:value-type="float">
            <text:p>17.45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17.496" calcext:value-type="float">
            <text:p>17.4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office:value-type="float" office:value="17.568" calcext:value-type="float">
            <text:p>17.56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7.63" calcext:value-type="float">
            <text:p>17.6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02" calcext:value-type="float">
            <text:p>202</text:p>
          </table:table-cell>
          <table:table-cell office:value-type="float" office:value="17.645" calcext:value-type="float">
            <text:p>17.64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17.665" calcext:value-type="float">
            <text:p>17.66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98" calcext:value-type="float">
            <text:p>198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7.727" calcext:value-type="float">
            <text:p>17.72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7.768" calcext:value-type="float">
            <text:p>17.76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float" office:value="17.788" calcext:value-type="float">
            <text:p>17.78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float" office:value="17.805" calcext:value-type="float">
            <text:p>17.80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17.815" calcext:value-type="float">
            <text:p>17.81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86" calcext:value-type="float">
            <text:p>186</text:p>
          </table:table-cell>
          <table:table-cell office:value-type="float" office:value="17.833" calcext:value-type="float">
            <text:p>17.83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office:value-type="float" office:value="17.861" calcext:value-type="float">
            <text:p>17.86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float" office:value="17.874" calcext:value-type="float">
            <text:p>17.87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7.884" calcext:value-type="float">
            <text:p>17.88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17.904" calcext:value-type="float">
            <text:p>17.90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76" calcext:value-type="float">
            <text:p>176</text:p>
          </table:table-cell>
          <table:table-cell office:value-type="float" office:value="17.916" calcext:value-type="float">
            <text:p>17.91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7.925" calcext:value-type="float">
            <text:p>17.92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17.931" calcext:value-type="float">
            <text:p>17.93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8" calcext:value-type="float">
            <text:p>168</text:p>
          </table:table-cell>
          <table:table-cell office:value-type="float" office:value="17.945" calcext:value-type="float">
            <text:p>17.94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17.953" calcext:value-type="float">
            <text:p>17.95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  <table:table-cell office:value-type="float" office:value="17.96" calcext:value-type="float">
            <text:p>17.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17.964" calcext:value-type="float">
            <text:p>17.96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7.972" calcext:value-type="float">
            <text:p>17.972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7.97" calcext:value-type="float">
            <text:p>17.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17.971" calcext:value-type="float">
            <text:p>17.97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7.976" calcext:value-type="float">
            <text:p>17.97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7.985" calcext:value-type="float">
            <text:p>17.98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.987" calcext:value-type="float">
            <text:p>17.98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7.989" calcext:value-type="float">
            <text:p>17.989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7.988" calcext:value-type="float">
            <text:p>17.98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17.994" calcext:value-type="float">
            <text:p>17.994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7.995" calcext:value-type="float">
            <text:p>17.99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7.995" calcext:value-type="float">
            <text:p>17.99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.995" calcext:value-type="float">
            <text:p>17.99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7.997" calcext:value-type="float">
            <text:p>17.99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7.999" calcext:value-type="float">
            <text:p>17.999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7.999" calcext:value-type="float">
            <text:p>17.999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7.998" calcext:value-type="float">
            <text:p>17.998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7.993" calcext:value-type="float">
            <text:p>17.993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7.991" calcext:value-type="float">
            <text:p>17.991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7.996" calcext:value-type="float">
            <text:p>17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7.989" calcext:value-type="float">
            <text:p>17.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7.959" calcext:value-type="float">
            <text:p>17.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7.93" calcext:value-type="float">
            <text:p>17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7.939" calcext:value-type="float">
            <text:p>17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7.938" calcext:value-type="float">
            <text:p>17.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7.94" calcext:value-type="float">
            <text:p>17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7.935" calcext:value-type="float">
            <text:p>17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7.939" calcext:value-type="float">
            <text:p>17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7.935" calcext:value-type="float">
            <text:p>17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17.93" calcext:value-type="float">
            <text:p>17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7.924" calcext:value-type="float">
            <text:p>17.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7.917" calcext:value-type="float">
            <text:p>17.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7.912" calcext:value-type="float">
            <text:p>17.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7.903" calcext:value-type="float">
            <text:p>17.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7.896" calcext:value-type="float">
            <text:p>17.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17.894" calcext:value-type="float">
            <text:p>17.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7.891" calcext:value-type="float">
            <text:p>17.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17.88" calcext:value-type="float">
            <text:p>17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41" calcext:value-type="float">
            <text:p>23.141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17.873" calcext:value-type="float">
            <text:p>17.87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6:29:08.152000000</meta:creation-date>
    <dc:date>2014-06-18T20:16:49.396000000</dc:date>
    <meta:editing-duration>PT1H10M44S</meta:editing-duration>
    <meta:editing-cycles>7</meta:editing-cycles>
    <meta:generator>LibreOffice/4.2.4.2$Windows_x86 LibreOffice_project/63150712c6d317d27ce2db16eb94c2f3d7b699f8</meta:generator>
    <meta:document-statistic meta:table-count="2" meta:cell-count="14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Sheet1.E2:Sheet1.F91" svg:x="0.77cm" svg:y="0.855cm" svg:width="12.353cm" svg:height="7.545cm">
          <chartooo:coordinate-region svg:x="1.682cm" svg:y="1.055cm" svg:width="11.16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1" chart:class="chart:scatter">
            <chart:domain table:cell-range-address="Sheet1.E2:Sheet1.E91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">
                <text:p>123</text:p>
                <draw:g>
                  <svg:desc>Sheet1.E2:Sheet1.E91</svg:desc>
                </draw:g>
              </table:table-cell>
              <table:table-cell office:value-type="float" office:value="17.986">
                <text:p>17.986</text:p>
                <draw:g>
                  <svg:desc>Sheet1.F2:Sheet1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  <table:table-cell office:value-type="float" office:value="17.161">
                <text:p>17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17.211">
                <text:p>17.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">
                <text:p>226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">
                <text:p>224</text:p>
              </table:table-cell>
              <table:table-cell office:value-type="float" office:value="17.374">
                <text:p>17.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17.476">
                <text:p>17.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">
                <text:p>218</text:p>
              </table:table-cell>
              <table:table-cell office:value-type="float" office:value="17.545">
                <text:p>17.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7.587">
                <text:p>17.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17.634">
                <text:p>17.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7.708">
                <text:p>17.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">
                <text:p>208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">
                <text:p>206</text:p>
              </table:table-cell>
              <table:table-cell office:value-type="float" office:value="17.756">
                <text:p>17.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">
                <text:p>20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">
                <text:p>202</text:p>
              </table:table-cell>
              <table:table-cell office:value-type="float" office:value="17.823">
                <text:p>17.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17.836">
                <text:p>17.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7.855">
                <text:p>17.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  <table:table-cell office:value-type="float" office:value="17.863">
                <text:p>17.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">
                <text:p>194</text:p>
              </table:table-cell>
              <table:table-cell office:value-type="float" office:value="17.882">
                <text:p>17.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">
                <text:p>188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">
                <text:p>184</text:p>
              </table:table-cell>
              <table:table-cell office:value-type="float" office:value="17.935">
                <text:p>17.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">
                <text:p>182</text:p>
              </table:table-cell>
              <table:table-cell office:value-type="float" office:value="17.942">
                <text:p>17.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">
                <text:p>178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">
                <text:p>17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">
                <text:p>174</text:p>
              </table:table-cell>
              <table:table-cell office:value-type="float" office:value="17.964">
                <text:p>17.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">
                <text:p>172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">
                <text:p>170</text:p>
              </table:table-cell>
              <table:table-cell office:value-type="float" office:value="17.973">
                <text:p>17.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">
                <text:p>166</text:p>
              </table:table-cell>
              <table:table-cell office:value-type="float" office:value="17.978">
                <text:p>17.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">
                <text:p>162</text:p>
              </table:table-cell>
              <table:table-cell office:value-type="float" office:value="17.981">
                <text:p>17.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">
                <text:p>158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">
                <text:p>156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">
                <text:p>152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17.987">
                <text:p>17.9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">
                <text:p>146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">
                <text:p>140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">
                <text:p>138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">
                <text:p>136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">
                <text:p>134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">
                <text:p>130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">
                <text:p>128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">
                <text:p>124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">
                <text:p>122</text:p>
              </table:table-cell>
              <table:table-cell office:value-type="float" office:value="17.981">
                <text:p>17.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">
                <text:p>118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17.986">
                <text:p>17.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  <table:table-cell office:value-type="float" office:value="17.989">
                <text:p>17.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">
                <text:p>108</text:p>
              </table:table-cell>
              <table:table-cell office:value-type="float" office:value="17.989">
                <text:p>17.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">
                <text:p>106</text:p>
              </table:table-cell>
              <table:table-cell office:value-type="float" office:value="17.992">
                <text:p>17.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7.991">
                <text:p>17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17.991">
                <text:p>17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6">
                <text:p>96</text:p>
              </table:table-cell>
              <table:table-cell office:value-type="float" office:value="17.979">
                <text:p>17.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17.978">
                <text:p>17.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">
                <text:p>92</text:p>
              </table:table-cell>
              <table:table-cell office:value-type="float" office:value="17.986">
                <text:p>17.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17.989">
                <text:p>17.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7.991">
                <text:p>17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7.991">
                <text:p>17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7.991">
                <text:p>17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.993">
                <text:p>17.9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17.995">
                <text:p>17.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">
                <text:p>72</text:p>
              </table:table-cell>
              <table:table-cell office:value-type="float" office:value="17.993">
                <text:p>17.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17.987">
                <text:p>17.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17.983">
                <text:p>17.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17.977">
                <text:p>17.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17.971">
                <text:p>17.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">
                <text:p>58</text:p>
              </table:table-cell>
              <table:table-cell office:value-type="float" office:value="17.966">
                <text:p>17.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17.96">
                <text:p>17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